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ec7" officeooo:paragraph-rsid="00022ec7"/>
    </style:style>
    <style:style style:name="P2" style:family="paragraph" style:parent-style-name="Standard">
      <style:paragraph-properties fo:text-align="end" style:justify-single-word="false"/>
      <style:text-properties officeooo:rsid="00022ec7" officeooo:paragraph-rsid="00022ec7"/>
    </style:style>
    <style:style style:name="P3" style:family="paragraph" style:parent-style-name="Standard">
      <style:text-properties officeooo:paragraph-rsid="00022ec7"/>
    </style:style>
    <style:style style:name="P4" style:family="paragraph" style:parent-style-name="Standard">
      <style:text-properties fo:font-weight="bold" officeooo:rsid="00022ec7" officeooo:paragraph-rsid="00022ec7" style:font-weight-asian="bold" style:font-weight-complex="bold"/>
    </style:style>
    <style:style style:name="P5" style:family="paragraph" style:parent-style-name="Standard">
      <style:text-properties fo:font-weight="normal" officeooo:rsid="00022ec7" officeooo:paragraph-rsid="00022ec7" style:font-weight-asian="normal" style:font-weight-complex="normal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e1e4e8" loext:opacity="100%" style:font-name="Droid Sans Mono" fo:font-size="10.5pt" fo:font-weight="normal" fo:background-color="#24292e"/>
    </style:style>
    <style:style style:name="P7" style:family="paragraph" style:parent-style-name="Standard">
      <style:paragraph-properties style:line-height-at-least="0.503cm"/>
      <style:text-properties fo:color="#e1e4e8" loext:opacity="100%" style:font-name="Droid Sans Mono" fo:font-size="10.5pt" fo:font-weight="normal" fo:background-color="#2429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f97583" loext:opacity="100%" style:font-name="Droid Sans Mono" fo:font-size="10.5pt" fo:font-weight="normal" fo:background-color="#24292e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97583" loext:opacity="100%"/>
    </style:style>
    <style:style style:name="T4" style:family="text">
      <style:text-properties fo:color="#e1e4e8" loext:opacity="100%" style:font-name="Droid Sans Mono" fo:font-size="10.5pt" fo:background-color="#24292e" loext:char-shading-value="0"/>
    </style:style>
    <style:style style:name="T5" style:family="text">
      <style:text-properties fo:color="#b392f0" loext:opacity="100%"/>
    </style:style>
    <style:style style:name="T6" style:family="text">
      <style:text-properties fo:color="#b392f0" loext:opacity="100%" style:font-name="Droid Sans Mono" fo:font-size="10.5pt" fo:background-color="#24292e" loext:char-shading-value="0"/>
    </style:style>
    <style:style style:name="T7" style:family="text">
      <style:text-properties fo:color="#79b8ff" loext:opacity="100%"/>
    </style:style>
    <style:style style:name="T8" style:family="text">
      <style:text-properties fo:color="#9ecbff" loext:opacity="100%"/>
    </style:style>
    <style:style style:name="T9" style:family="text">
      <style:text-properties fo:color="#ffab70" loext:opacity="100%"/>
    </style:style>
    <style:style style:name="T10" style:family="text">
      <style:text-properties fo:font-size="14pt" fo:font-weight="bold" officeooo:rsid="00022ec7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U24AI034 | AI Assignment – 12 | Manav Dhamecha</text:span> </text:p>
      <text:p text:style-name="P1"/>
      <text:p text:style-name="P4">1. A tech hub has 6 different project teams (P1 to P6) that need to meet tomorrow. However, there are only 3 meeting rooms available (R1,R2,R3). Some teams have overlapping members and therefore cannot meet at the same time.</text:p>
      <text:p text:style-name="P4"/>
      <text:p text:style-name="P4">Constraints (Incompatibility List):</text:p>
      <text:p text:style-name="P4">● P1 conflicts with: P2,P3,P6</text:p>
      <text:p text:style-name="P4">● P2 conflicts with: P1,P3,P4</text:p>
      <text:p text:style-name="P4">● P3 conflicts with: P1,P2,P5</text:p>
      <text:p text:style-name="P4">● P4 conflicts with: P2,P6</text:p>
      <text:p text:style-name="P4">● P5 conflicts with: P3,P6</text:p>
      <text:p text:style-name="P4">● P6 conflicts with: P1,P4,P5</text:p>
      <text:p text:style-name="P4"/>
      <text:p text:style-name="P4">Task Requirements:</text:p>
      <text:p text:style-name="P4">Initial State: Set the domain for every project variable to {R1,R2,R3}.</text:p>
      <text:p text:style-name="P4"/>
      <text:p text:style-name="P4">1. Constraint Enforcement: Apply AC-3 to this constraint graph.</text:p>
      <text:p text:style-name="P4"/>
      <text:p text:style-name="P4">2. Step-by-Step Trace: Provide a trace of the first 5 arc-reductions (e.g., "Arc (P1,P2) checked, no change").</text:p>
      <text:p text:style-name="P4"/>
      <text:p text:style-name="P4">3. Consistency Check: After running AC-3, determine if the problem is</text:p>
      <text:p text:style-name="P4">arc-consistent. If we preemptively assign Team 1 to Room 1 , does AC-3 detect a failure, or does it</text:p>
      <text:p text:style-name="P4">leave a valid set of domains for the remaining rooms?</text:p>
      <text:p text:style-name="P4"/>
      <text:p text:style-name="Standard">from collection import queue</text:p>
      <text:p text:style-name="Standard"/>
      <text:p text:style-name="Standard"># 0 P1</text:p>
      <text:p text:style-name="Standard"># 1 P2</text:p>
      <text:p text:style-name="Standard"># 2 P3</text:p>
      <text:p text:style-name="Standard"># 3 P4</text:p>
      <text:p text:style-name="Standard"># 4 P5</text:p>
      <text:p text:style-name="Standard"># 5 P6</text:p>
      <text:p text:style-name="Standard"/>
      <text:p text:style-name="Standard">N = 6</text:p>
      <text:p text:style-name="Standard"/>
      <text:p text:style-name="Standard">names = ["P1", "P2", "P3", "P4", "P5", "P6"]</text:p>
      <text:p text:style-name="Standard"/>
      <text:p text:style-name="Standard">graph = [[0]*N for i in range(N)]</text:p>
      <text:p text:style-name="Standard"/>
      <text:p text:style-name="Standard">edges = [</text:p>
      <text:p text:style-name="Standard">(0,1),(0,2),(0,5),</text:p>
      <text:p text:style-name="Standard">(1,2),(1,3),</text:p>
      <text:p text:style-name="Standard">(2,4),</text:p>
      <text:p text:style-name="Standard">(3,5),</text:p>
      <text:p text:style-name="Standard">(4,5)</text:p>
      <text:p text:style-name="Standard">]</text:p>
      <text:p text:style-name="Standard"/>
      <text:p text:style-name="Standard">for u,v in edges:</text:p>
      <text:p text:style-name="Standard">graph[u][v] = 1</text:p>
      <text:p text:style-name="Standard"><text:soft-page-break/>graph[v][u] = 1</text:p>
      <text:p text:style-name="Standard"/>
      <text:p text:style-name="Standard"># initial domains</text:p>
      <text:p text:style-name="Standard">domains = [</text:p>
      <text:p text:style-name="Standard">set(["R1","R2","R3"]) for i in range(N)</text:p>
      <text:p text:style-name="Standard">]</text:p>
      <text:p text:style-name="Standard"/>
      <text:p text:style-name="Standard">def show_domains(title):</text:p>
      <text:p text:style-name="Standard">print("\n" + title)</text:p>
      <text:p text:style-name="Standard">for i in range(N):</text:p>
      <text:p text:style-name="Standard">print(names[i], ":", sorted(domains[i]))</text:p>
      <text:p text:style-name="Standard"/>
      <text:p text:style-name="Standard">def revise(x, y):</text:p>
      <text:p text:style-name="Standard"/>
      <text:p text:style-name="Standard">removed = False</text:p>
      <text:p text:style-name="Standard"/>
      <text:p text:style-name="Standard">for val in list(domains[x]):</text:p>
      <text:p text:style-name="Standard"/>
      <text:p text:style-name="Standard">ok = False</text:p>
      <text:p text:style-name="Standard"/>
      <text:p text:style-name="Standard">for v in domains[y]:</text:p>
      <text:p text:style-name="Standard">if val != v:</text:p>
      <text:p text:style-name="Standard">ok = True</text:p>
      <text:p text:style-name="Standard">break</text:p>
      <text:p text:style-name="Standard"/>
      <text:p text:style-name="Standard">if not ok:</text:p>
      <text:p text:style-name="Standard">domains[x].remove(val)</text:p>
      <text:p text:style-name="Standard">removed = True</text:p>
      <text:p text:style-name="Standard"/>
      <text:p text:style-name="Standard">return removed</text:p>
      <text:p text:style-name="Standard"/>
      <text:p text:style-name="Standard">def ac3(trace=False):</text:p>
      <text:p text:style-name="Standard"/>
      <text:p text:style-name="Standard">q = queue(200)</text:p>
      <text:p text:style-name="Standard"/>
      <text:p text:style-name="Standard">for i in range(N):</text:p>
      <text:p text:style-name="Standard">for j in range(N):</text:p>
      <text:p text:style-name="Standard">if graph[i][j] == 1:</text:p>
      <text:p text:style-name="Standard">q.push((i,j))</text:p>
      <text:p text:style-name="Standard"/>
      <text:p text:style-name="Standard">step = 1</text:p>
      <text:p text:style-name="Standard"/>
      <text:p text:style-name="Standard">while len(q.container) != 0:</text:p>
      <text:p text:style-name="Standard"/>
      <text:p text:style-name="Standard">pair = q.pop()</text:p>
      <text:p text:style-name="Standard"/>
      <text:p text:style-name="Standard">x = pair[0]</text:p>
      <text:p text:style-name="Standard">y = pair[1]</text:p>
      <text:p text:style-name="Standard"/>
      <text:p text:style-name="Standard">changed = revise(x,y)</text:p>
      <text:p text:style-name="Standard"/>
      <text:p text:style-name="Standard">if trace and step &lt;= 5:</text:p>
      <text:p text:style-name="Standard"><text:soft-page-break/></text:p>
      <text:p text:style-name="Standard">print("Step", step, ": Arc (" + names[x] + "," + names[y] + ") checked")</text:p>
      <text:p text:style-name="Standard"/>
      <text:p text:style-name="Standard">if changed:</text:p>
      <text:p text:style-name="Standard">print(" Domain updated")</text:p>
      <text:p text:style-name="Standard">else:</text:p>
      <text:p text:style-name="Standard">print(" No change")</text:p>
      <text:p text:style-name="Standard"/>
      <text:p text:style-name="Standard">step += 1</text:p>
      <text:p text:style-name="Standard"/>
      <text:p text:style-name="Standard">if changed:</text:p>
      <text:p text:style-name="Standard"/>
      <text:p text:style-name="Standard">if len(domains[x]) == 0:</text:p>
      <text:p text:style-name="Standard">print("Failure")</text:p>
      <text:p text:style-name="Standard">return False</text:p>
      <text:p text:style-name="Standard"/>
      <text:p text:style-name="Standard">for k in range(N):</text:p>
      <text:p text:style-name="Standard">if graph[k][x] == 1 and k != y:</text:p>
      <text:p text:style-name="Standard">q.push((k,x))</text:p>
      <text:p text:style-name="Standard"/>
      <text:p text:style-name="Standard">return True</text:p>
      <text:p text:style-name="Standard"/>
      <text:p text:style-name="Standard"># RUN 1</text:p>
      <text:p text:style-name="Standard">show_domains("Initial Domains:")</text:p>
      <text:p text:style-name="Standard"/>
      <text:p text:style-name="Standard">print("\nRunning AC-3 (Trace first 5 steps):")</text:p>
      <text:p text:style-name="Standard">ac3(True)</text:p>
      <text:p text:style-name="Standard"/>
      <text:p text:style-name="Standard">show_domains("Domains after AC-3:")</text:p>
      <text:p text:style-name="Standard"/>
      <text:p text:style-name="Standard">print("\nArc-consistent: YES")</text:p>
      <text:p text:style-name="Standard"/>
      <text:p text:style-name="Standard"># RUN 2</text:p>
      <text:p text:style-name="Standard">domains[0] = set(["R1"])</text:p>
      <text:p text:style-name="Standard"/>
      <text:p text:style-name="Standard">show_domains("After assigning P1 = R1:")</text:p>
      <text:p text:style-name="Standard"/>
      <text:p text:style-name="Standard">print("\nRunning AC-3 again:")</text:p>
      <text:p text:style-name="Standard">ans = ac3(False)</text:p>
      <text:p text:style-name="Standard"/>
      <text:p text:style-name="Standard">show_domains("Final Domains:")</text:p>
      <text:p text:style-name="Standard"/>
      <text:p text:style-name="Standard">if ans:</text:p>
      <text:p text:style-name="Standard">print("\nResult: No failure, CSP still solvable")</text:p>
      <text:p text:style-name="Standard">else:</text:p>
      <text:p text:style-name="Standard">print("\nResult: Failure detected")</text:p>
      <text:p text:style-name="P5"/>
      <text:p text:style-name="P4"/>
      <text:p text:style-name="P4">3. You are provided with a Sudoku puzzle classified as "Hard." Standard arc consistency often fails to solve such puzzles entirely but can significantly "thin out" the possibilities. Your task is to implement the AC-3 algorithm to see how much of the search space can be pruned <text:soft-page-break/>before a human (or a backtracking algorithm) would need to start guessing. Input Data: The following 81-character string representing the grid (0 denotes an empty cell):</text:p>
      <text:p text:style-name="P4"/>
      <text:p text:style-name="P4">0 0 0 0 0 6 0 0 0</text:p>
      <text:p text:style-name="P4">0 5 9 0 0 0 0 0 8</text:p>
      <text:p text:style-name="P4">2 0 0 0 0 8 0 0 0</text:p>
      <text:p text:style-name="P4">0 4 5 0 0 0 0 0 0</text:p>
      <text:p text:style-name="P4">0 0 3 0 0 0 0 0 0</text:p>
      <text:p text:style-name="P4">0 0 6 0 0 3 0 5 0</text:p>
      <text:p text:style-name="P4">0 0 0 0 0 7 0 0 0</text:p>
      <text:p text:style-name="P4">0 0 0 0 0 0 0 0 0</text:p>
      <text:p text:style-name="P4">0 0 0 0 5 0 0 0 2</text:p>
      <text:p text:style-name="P4"/>
      <text:p text:style-name="P4">Task Requirements:</text:p>
      <text:p text:style-name="P4"/>
      <text:p text:style-name="P4">1. Arc Generation: Automatically generate all 810+ binary constraints (arcs) based</text:p>
      <text:p text:style-name="P4">on Sudoku rules.</text:p>
      <text:p text:style-name="P4"/>
      <text:p text:style-name="P4">2. State Tracking: Output the number of values removed from all domains</text:p>
      <text:p text:style-name="P4">combined after the AC-3 algorithm terminates.</text:p>
      <text:p text:style-name="P4"/>
      <text:p text:style-name="P4">3. Visualization: Print the grid showing the remaining domain size for each cell</text:p>
      <text:p text:style-name="P4">(e.g., a "1" if solved, or "3" if three possibilities remain).</text:p>
      <text:p text:style-name="P4"/>
      <text:p text:style-name="P4">Key Question: Does AC-3 reduce any domain to zero (proving the puzzle unsolvable)</text:p>
      <text:p text:style-name="P4">or reduce all domains to one (solving it completely)?</text:p>
      <text:p text:style-name="P4"/>
      <text:p text:style-name="Standard">from collection import queue</text:p>
      <text:p text:style-name="Standard"/>
      <text:p text:style-name="Standard">grid = [</text:p>
      <text:p text:style-name="Standard">[0,0,0,0,0,6,0,0,0],</text:p>
      <text:p text:style-name="Standard">[0,5,9,0,0,0,0,0,8],</text:p>
      <text:p text:style-name="Standard">[2,0,0,0,0,8,0,0,0],</text:p>
      <text:p text:style-name="Standard">[0,4,5,0,0,0,0,0,0],</text:p>
      <text:p text:style-name="Standard">[0,0,3,0,0,0,0,0,0],</text:p>
      <text:p text:style-name="Standard">[0,0,6,0,0,3,0,5,0],</text:p>
      <text:p text:style-name="Standard">[0,0,0,0,0,7,0,0,0],</text:p>
      <text:p text:style-name="Standard">[0,0,0,0,0,0,0,0,0],</text:p>
      <text:p text:style-name="Standard">[0,0,0,0,5,0,0,0,2]</text:p>
      <text:p text:style-name="Standard">]</text:p>
      <text:p text:style-name="Standard"/>
      <text:p text:style-name="Standard">cells = [(r,c) for r in range(9) for c in range(9)]</text:p>
      <text:p text:style-name="Standard"/>
      <text:p text:style-name="Standard">domains = {}</text:p>
      <text:p text:style-name="Standard"/>
      <text:p text:style-name="Standard">for r,c in cells:</text:p>
      <text:p text:style-name="Standard">if grid[r][c] != 0:</text:p>
      <text:p text:style-name="Standard">domains[(r,c)] = {grid[r][c]}</text:p>
      <text:p text:style-name="Standard">else:</text:p>
      <text:p text:style-name="Standard">domains[(r,c)] = set(range(1,10))</text:p>
      <text:p text:style-name="Standard"/>
      <text:p text:style-name="Standard">def neighbors(r,c):</text:p>
      <text:p text:style-name="Standard"><text:soft-page-break/>n = set()</text:p>
      <text:p text:style-name="Standard"/>
      <text:p text:style-name="Standard">for i in range(9):</text:p>
      <text:p text:style-name="Standard">n.add((r,i))</text:p>
      <text:p text:style-name="Standard">n.add((i,c))</text:p>
      <text:p text:style-name="Standard"/>
      <text:p text:style-name="Standard">br = (r//3)*3</text:p>
      <text:p text:style-name="Standard">bc = (c//3)*3</text:p>
      <text:p text:style-name="Standard"/>
      <text:p text:style-name="Standard">for i in range(br, br+3):</text:p>
      <text:p text:style-name="Standard">for j in range(bc, bc+3):</text:p>
      <text:p text:style-name="Standard">n.add((i,j))</text:p>
      <text:p text:style-name="Standard"/>
      <text:p text:style-name="Standard">n.remove((r,c))</text:p>
      <text:p text:style-name="Standard">return n</text:p>
      <text:p text:style-name="Standard"/>
      <text:p text:style-name="Standard">def revise(x,y):</text:p>
      <text:p text:style-name="Standard">removed = 0</text:p>
      <text:p text:style-name="Standard"/>
      <text:p text:style-name="Standard">for val in list(domains[x]):</text:p>
      <text:p text:style-name="Standard">ok = False</text:p>
      <text:p text:style-name="Standard"/>
      <text:p text:style-name="Standard">for v in domains[y]:</text:p>
      <text:p text:style-name="Standard">if val != v:</text:p>
      <text:p text:style-name="Standard">ok = True</text:p>
      <text:p text:style-name="Standard">break</text:p>
      <text:p text:style-name="Standard"/>
      <text:p text:style-name="Standard">if not ok:</text:p>
      <text:p text:style-name="Standard">domains[x].remove(val)</text:p>
      <text:p text:style-name="Standard">removed += 1</text:p>
      <text:p text:style-name="Standard"/>
      <text:p text:style-name="Standard">return removed</text:p>
      <text:p text:style-name="Standard"/>
      <text:p text:style-name="Standard">arcs = queue(5000)</text:p>
      <text:p text:style-name="Standard"/>
      <text:p text:style-name="Standard">for r,c in cells:</text:p>
      <text:p text:style-name="Standard">for nr,nc in neighbors(r,c):</text:p>
      <text:p text:style-name="Standard">arcs.push(((r,c),(nr,nc)))</text:p>
      <text:p text:style-name="Standard"/>
      <text:p text:style-name="Standard">removed_total = 0</text:p>
      <text:p text:style-name="Standard"/>
      <text:p text:style-name="Standard">while len(arcs.container) != 0:</text:p>
      <text:p text:style-name="Standard"/>
      <text:p text:style-name="Standard">pair = arcs.pop()</text:p>
      <text:p text:style-name="Standard"/>
      <text:p text:style-name="Standard">x = pair[0]</text:p>
      <text:p text:style-name="Standard">y = pair[1]</text:p>
      <text:p text:style-name="Standard"/>
      <text:p text:style-name="Standard">removed = revise(x,y)</text:p>
      <text:p text:style-name="Standard">removed_total += removed</text:p>
      <text:p text:style-name="Standard"/>
      <text:p text:style-name="Standard">if removed &gt; 0:</text:p>
      <text:p text:style-name="Standard"><text:soft-page-break/></text:p>
      <text:p text:style-name="Standard">if len(domains[x]) == 0:</text:p>
      <text:p text:style-name="Standard">print("Failure: empty domain")</text:p>
      <text:p text:style-name="Standard">break</text:p>
      <text:p text:style-name="Standard"/>
      <text:p text:style-name="Standard">for n in neighbors(x[0], x[1]):</text:p>
      <text:p text:style-name="Standard">arcs.push((n,x))</text:p>
      <text:p text:style-name="Standard"/>
      <text:p text:style-name="Standard">print("Total values removed:", removed_total)</text:p>
      <text:p text:style-name="Standard"/>
      <text:p text:style-name="Standard">for r in range(9):</text:p>
      <text:p text:style-name="Standard">row = []</text:p>
      <text:p text:style-name="Standard"/>
      <text:p text:style-name="Standard">for c in range(9):</text:p>
      <text:p text:style-name="Standard">row.append(str(len(domains[(r,c)])))</text:p>
      <text:p text:style-name="Standard"/>
      <text:p text:style-name="Standard">print(" ".join(row))</text:p>
      <text:p text:style-name="Standard"/>
      <text:p text:style-name="P3"><text:span text:style-name="T10">collection.py</text:span></text:p>
      <text:p text:style-name="P3"><text:span text:style-name="T10"/></text:p>
      <text:p text:style-name="Standard">class queue:</text:p>
      <text:p text:style-name="Standard">def __init__(self, size):</text:p>
      <text:p text:style-name="Standard">self.size = size</text:p>
      <text:p text:style-name="Standard">self.container = []</text:p>
      <text:p text:style-name="Standard"/>
      <text:p text:style-name="Standard">def push(self, ele):</text:p>
      <text:p text:style-name="Standard">if len(self.container) == self.size:</text:p>
      <text:p text:style-name="Standard">print("Full")</text:p>
      <text:p text:style-name="Standard">return</text:p>
      <text:p text:style-name="Standard">self.container.append(ele)</text:p>
      <text:p text:style-name="Standard"/>
      <text:p text:style-name="Standard">def pop(self):</text:p>
      <text:p text:style-name="Standard">if len(self.container) == 0:</text:p>
      <text:p text:style-name="Standard">print("Empty")</text:p>
      <text:p text:style-name="Standard">return None</text:p>
      <text:p text:style-name="Standard">return self.container.pop(0) </text:p>
      <text:p text:style-name="Standard"/>
      <text:p text:style-name="Standard">def show(self):</text:p>
      <text:p text:style-name="Standard">if len(self.container) == 0:</text:p>
      <text:p text:style-name="Standard">print("Empty")</text:p>
      <text:p text:style-name="Standard">return</text:p>
      <text:p text:style-name="Standard">print(self.containe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10:23:18.540945503</meta:creation-date>
    <meta:print-date>2026-04-16T10:30:10.119370687</meta:print-date>
    <meta:printed-by>PDF files</meta:printed-by>
    <dc:date>2026-04-16T10:30:19.875478909</dc:date>
    <meta:editing-duration>PT9S</meta:editing-duration>
    <meta:editing-cycles>1</meta:editing-cycles>
    <meta:document-statistic meta:table-count="0" meta:image-count="0" meta:object-count="0" meta:page-count="6" meta:paragraph-count="204" meta:word-count="873" meta:character-count="5143" meta:non-whitespace-character-count="4471"/>
    <meta:generator>LibreOffice/24.2.7.2$Linux_X86_64 LibreOffice_project/420$Build-2</meta:generator>
  </office:meta>
</office:document-meta>
</file>